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AC000000759A202A45470C03FE.jpg" manifest:media-type="image/jpeg"/>
  <manifest:file-entry manifest:full-path="Pictures/10000201000009B00000023374ADE3B09E5D050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, 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279cm" fo:margin-left="0cm" fo:margin-top="0cm" fo:margin-bottom="0cm" table:align="left" style:writing-mode="lr-tb"/>
    </style:style>
    <style:style style:name="Tabela1.A" style:family="table-column">
      <style:table-column-properties style:column-width="6.832cm"/>
    </style:style>
    <style:style style:name="Tabela1.B" style:family="table-column">
      <style:table-column-properties style:column-width="10.446cm"/>
    </style:style>
    <style:style style:name="Tabela1.1" style:family="table-row">
      <style:table-row-properties style:min-row-height="0.494cm" fo:keep-together="always"/>
    </style:style>
    <style:style style:name="Tabela1.A1" style:family="table-cell">
      <style:table-cell-properties fo:background-color="transparent" fo:padding-left="0.018cm" fo:padding-right="0.026cm" fo:padding-top="0.026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1.2" style:family="table-row">
      <style:table-row-properties style:min-row-height="1.092cm" fo:keep-together="always"/>
    </style:style>
    <style:style style:name="Tabela1.4" style:family="table-row">
      <style:table-row-properties style:min-row-height="0.61cm" fo:keep-together="always"/>
    </style:style>
    <style:style style:name="Tabela1.A4" style:family="table-cell">
      <style:table-cell-properties fo:background-color="transparent" fo:padding-left="0.018cm" fo:padding-right="0.026cm" fo:padding-top="0.026cm" fo:padding-bottom="0cm" fo:border-left="0.5pt solid #000000" fo:border-right="0.5pt solid #000000" fo:border-top="none" fo:border-bottom="none">
        <style:background-image/>
      </style:table-cell-properties>
    </style:style>
    <style:style style:name="Tabela1.B4" style:family="table-cell">
      <style:table-cell-properties style:vertical-align="bottom" fo:background-color="transparent" fo:padding-left="0.018cm" fo:padding-right="0.026cm" fo:padding-top="0.026cm" fo:padding-bottom="0cm" fo:border-left="0.5pt solid #000000" fo:border-right="0.5pt solid #000000" fo:border-top="none" fo:border-bottom="none">
        <style:background-image/>
      </style:table-cell-properties>
    </style:style>
    <style:style style:name="Tabela1.5" style:family="table-row">
      <style:table-row-properties style:min-row-height="0.87cm" fo:keep-together="always"/>
    </style:style>
    <style:style style:name="Tabela1.A5" style:family="table-cell">
      <style:table-cell-properties style:vertical-align="bottom" fo:background-color="transparent" fo:padding-left="0.018cm" fo:padding-right="0.026cm" fo:padding-top="0.026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.6" style:family="table-row">
      <style:table-row-properties style:min-row-height="1.037cm" fo:keep-together="auto"/>
    </style:style>
    <style:style style:name="Tabela1.A6" style:family="table-cell">
      <style:table-cell-properties style:vertical-align="bottom" fo:background-color="transparent" fo:padding-left="0.018cm" fo:padding-right="0.026cm" fo:padding-top="0.026cm" fo:padding-bottom="0cm" fo:border="0.5pt solid #000000">
        <style:background-image/>
      </style:table-cell-properties>
    </style:style>
    <style:style style:name="Tabela1.7" style:family="table-row">
      <style:table-row-properties style:min-row-height="1.334cm" fo:keep-together="auto"/>
    </style:style>
    <style:style style:name="Tabela1.A7" style:family="table-cell">
      <style:table-cell-properties fo:background-color="transparent" fo:padding-left="0.018cm" fo:padding-right="0.026cm" fo:padding-top="0.026cm" fo:padding-bottom="0cm" fo:border="0.5pt solid #000000">
        <style:background-image/>
      </style:table-cell-properties>
    </style:style>
    <style:style style:name="Tabela1.8" style:family="table-row">
      <style:table-row-properties style:min-row-height="2.605cm" fo:keep-together="auto"/>
    </style:style>
    <style:style style:name="Tabela1.A8" style:family="table-cell">
      <style:table-cell-properties fo:background-color="transparent" fo:padding-left="0.018cm" fo:padding-right="0.026cm" fo:padding-top="0.026cm" fo:padding-bottom="0cm" fo:border="0.5pt solid #000000">
        <style:background-image/>
      </style:table-cell-properties>
    </style:style>
    <style:style style:name="Tabela1.9" style:family="table-row">
      <style:table-row-properties style:min-row-height="1.928cm" fo:keep-together="auto"/>
    </style:style>
    <style:style style:name="Tabela1.A9" style:family="table-cell">
      <style:table-cell-properties fo:background-color="transparent" fo:padding-left="0.018cm" fo:padding-right="0.026cm" fo:padding-top="0.026cm" fo:padding-bottom="0cm" fo:border="0.5pt solid #000000">
        <style:background-image/>
      </style:table-cell-properties>
    </style:style>
    <style:style style:name="Tabela1.A10" style:family="table-cell">
      <style:table-cell-properties fo:background-color="transparent" fo:padding-left="0.018cm" fo:padding-right="0.026cm" fo:padding-top="0.026cm" fo:padding-bottom="0cm" fo:border="0.5pt solid #000000">
        <style:background-image/>
      </style:table-cell-properties>
    </style:style>
    <style:style style:name="Tabela1.A11" style:family="table-cell">
      <style:table-cell-properties fo:background-color="transparent" fo:padding-left="0.018cm" fo:padding-right="0.026cm" fo:padding-top="0.026cm" fo:padding-bottom="0cm" fo:border="0.5pt solid #000000">
        <style:background-image/>
      </style:table-cell-properties>
    </style:style>
    <style:style style:name="Tabela2" style:family="table">
      <style:table-properties style:width="16.671cm" fo:margin-left="-0.191cm" fo:margin-top="0cm" fo:margin-bottom="0cm" table:align="left" style:writing-mode="lr-tb"/>
    </style:style>
    <style:style style:name="Tabela2.A" style:family="table-column">
      <style:table-column-properties style:column-width="8.334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 style:master-page-name="Standard">
      <style:paragraph-properties style:page-number="auto"/>
    </style:style>
    <style:style style:name="P5" style:family="paragraph" style:parent-style-name="Heading_20_4">
      <style:text-properties fo:font-size="5pt" style:font-size-asian="5pt"/>
    </style:style>
    <style:style style:name="P6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text-properties style:font-name="Arial" fo:font-size="10pt" fo:font-weight="bold" style:font-name-asian="Arial Unicode MS" style:font-size-asian="10pt" style:font-weight-asian="bold" style:font-name-complex="Arial1" style:font-size-complex="10pt"/>
    </style:style>
    <style:style style:name="P9" style:family="paragraph" style:parent-style-name="Standard">
      <style:text-properties style:font-name="Arial" fo:font-size="10pt" style:font-name-asian="Arial Unicode MS" style:font-size-asian="10pt" style:font-name-complex="Arial1" style:font-size-complex="10pt"/>
    </style:style>
    <style:style style:name="P10" style:family="paragraph" style:parent-style-name="Standard">
      <style:text-properties fo:color="#0070c0" style:font-name="Arial" fo:font-size="10pt" fo:font-weight="bold" style:font-size-asian="10pt" style:font-weight-asian="bold" style:font-name-complex="Arial1" style:font-size-complex="10pt"/>
    </style:style>
    <style:style style:name="P11" style:family="paragraph" style:parent-style-name="Standard">
      <style:text-properties fo:color="#0070c0" style:font-name="Arial" fo:font-size="10pt" style:font-size-asian="10pt" style:font-name-complex="Arial1" style:font-size-complex="10pt"/>
    </style:style>
    <style:style style:name="P12" style:family="paragraph" style:parent-style-name="Standard">
      <style:text-properties fo:color="#0070c0" style:font-name="Arial" fo:font-size="10pt" officeooo:paragraph-rsid="000c9f09" style:font-size-asian="10pt" style:font-name-complex="Arial1" style:font-size-complex="10pt"/>
    </style:style>
    <style:style style:name="P13" style:family="paragraph" style:parent-style-name="Standard">
      <style:text-properties fo:color="#0070c0" style:font-name="Arial" fo:font-size="10pt" officeooo:rsid="00083d16" officeooo:paragraph-rsid="00083d16" style:font-size-asian="10pt" style:font-name-complex="Arial1" style:font-size-complex="10pt"/>
    </style:style>
    <style:style style:name="P14" style:family="paragraph" style:parent-style-name="Standard">
      <style:text-properties fo:color="#0070c0" style:font-name="Arial" fo:font-size="10pt" officeooo:rsid="00083d16" officeooo:paragraph-rsid="000d9561" style:font-size-asian="10pt" style:font-name-complex="Arial1" style:font-size-complex="10pt"/>
    </style:style>
    <style:style style:name="P15" style:family="paragraph" style:parent-style-name="Standard">
      <style:text-properties fo:color="#0070c0" style:font-name="Arial" fo:font-size="10pt" officeooo:rsid="000ba9fd" officeooo:paragraph-rsid="000ba9fd" style:font-size-asian="10pt" style:font-name-complex="Arial1" style:font-size-complex="10pt"/>
    </style:style>
    <style:style style:name="P16" style:family="paragraph" style:parent-style-name="Standard">
      <style:text-properties fo:color="#0070c0" style:font-name="Arial" fo:font-size="10pt" officeooo:rsid="000d9561" officeooo:paragraph-rsid="000d9561" style:font-size-asian="10pt" style:font-name-complex="Arial1" style:font-size-complex="10pt"/>
    </style:style>
    <style:style style:name="P17" style:family="paragraph" style:parent-style-name="Standard">
      <style:text-properties fo:color="#0070c0" style:font-name="Arial" fo:font-size="10pt" officeooo:rsid="000ff037" officeooo:paragraph-rsid="000ff037" style:font-size-asian="10pt" style:font-name-complex="Arial1" style:font-size-complex="10pt"/>
    </style:style>
    <style:style style:name="P18" style:family="paragraph" style:parent-style-name="Standard">
      <style:paragraph-properties>
        <style:tab-stops>
          <style:tab-stop style:position="6.403cm"/>
        </style:tab-stops>
      </style:paragraph-properties>
    </style:style>
    <style:style style:name="P19" style:family="paragraph" style:parent-style-name="Standard">
      <style:text-properties officeooo:paragraph-rsid="00083d16"/>
    </style:style>
    <style:style style:name="P20" style:family="paragraph" style:parent-style-name="Standard">
      <style:paragraph-properties>
        <style:tab-stops>
          <style:tab-stop style:position="6.403cm"/>
        </style:tab-stops>
      </style:paragraph-properties>
      <style:text-properties officeooo:rsid="000e3e58" officeooo:paragraph-rsid="000e3e58"/>
    </style:style>
    <style:style style:name="P21" style:family="paragraph" style:parent-style-name="Standard">
      <style:text-properties officeooo:rsid="000ff037" officeooo:paragraph-rsid="000ff037"/>
    </style:style>
    <style:style style:name="P22" style:family="paragraph" style:parent-style-name="Standard">
      <style:text-properties officeooo:paragraph-rsid="000ff037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tyle="italic" style:font-style-asian="italic" style:font-name-complex="Arial1" style:font-style-complex="italic"/>
    </style:style>
    <style:style style:name="T5" style:family="text">
      <style:text-properties fo:color="#0070c0" style:font-name="Arial" fo:font-size="10pt" fo:font-weight="bold" style:font-size-asian="10pt" style:font-weight-asian="bold" style:font-name-complex="Arial1" style:font-size-complex="10pt"/>
    </style:style>
    <style:style style:name="T6" style:family="text">
      <style:text-properties fo:color="#0070c0" style:font-name="Arial" fo:font-size="10pt" fo:font-weight="bold" style:font-size-asian="10pt" style:font-weight-asian="bold" style:font-name-complex="Arial1" style:font-size-complex="10pt" style:font-weight-complex="bold"/>
    </style:style>
    <style:style style:name="T7" style:family="text">
      <style:text-properties fo:color="#0070c0" style:font-name="Arial" fo:font-size="10pt" fo:font-weight="bold" style:font-name-asian="Arial Unicode MS" style:font-size-asian="10pt" style:font-weight-asian="bold" style:font-name-complex="Arial1" style:font-size-complex="10pt"/>
    </style:style>
    <style:style style:name="T8" style:family="text">
      <style:text-properties fo:color="#0070c0" style:font-name="Arial" fo:font-size="10pt" style:font-name-asian="Arial Unicode MS" style:font-size-asian="10pt" style:font-name-complex="Arial1" style:font-size-complex="10pt"/>
    </style:style>
    <style:style style:name="T9" style:family="text">
      <style:text-properties fo:color="#0070c0" style:font-name="Arial" fo:font-size="10pt" style:font-size-asian="10pt" style:font-name-complex="Arial1" style:font-size-complex="10pt"/>
    </style:style>
    <style:style style:name="T10" style:family="text">
      <style:text-properties fo:color="#0070c0" style:font-name="Arial" fo:font-size="10pt" officeooo:rsid="00083d16" style:font-size-asian="10pt" style:font-name-complex="Arial1" style:font-size-complex="10pt"/>
    </style:style>
    <style:style style:name="T11" style:family="text">
      <style:text-properties fo:color="#0070c0" style:font-name="Arial" fo:font-size="10pt" officeooo:rsid="000e3e58" style:font-size-asian="10pt" style:font-name-complex="Arial1" style:font-size-complex="10pt"/>
    </style:style>
    <style:style style:name="T12" style:family="text">
      <style:text-properties fo:color="#0070c0" style:font-name="Arial" fo:font-size="10pt" officeooo:rsid="000ff037" style:font-size-asian="10pt" style:font-name-complex="Arial1" style:font-size-complex="10pt"/>
    </style:style>
    <style:style style:name="T13" style:family="text">
      <style:text-properties fo:color="#0070c0" style:font-name="Arial" fo:font-size="10pt" fo:language="pt" fo:country="BR" officeooo:rsid="000ff037" style:letter-kerning="false" style:font-name-asian="Times New Roman1" style:font-size-asian="10pt" style:language-asian="pt" style:country-asian="BR" style:font-name-complex="Arial1" style:font-size-complex="10pt" style:language-complex="ar" style:country-complex="SA"/>
    </style:style>
    <style:style style:name="T14" style:family="text">
      <style:text-properties fo:font-variant="normal" fo:text-transform="none" fo:color="#0070c0" style:font-name="Arial" fo:font-size="10pt" fo:letter-spacing="normal" fo:font-style="normal" fo:font-weight="bold" style:font-size-asian="10pt" style:font-style-asian="normal" style:font-weight-asian="bold" style:font-name-complex="Arial1" style:font-size-complex="10pt"/>
    </style:style>
    <style:style style:name="T15" style:family="text">
      <style:text-properties fo:color="#00599d" style:font-name="Arial" fo:font-size="10pt" style:font-size-asian="10pt" style:font-name-complex="Arial1" style:font-size-complex="10pt"/>
    </style:style>
    <style:style style:name="T16" style:family="text">
      <style:text-properties fo:color="#00599d" style:font-name="Arial" fo:font-size="10pt" officeooo:rsid="00083d16" style:font-size-asian="10pt" style:font-name-complex="Arial1" style:font-size-complex="10pt"/>
    </style:style>
    <style:style style:name="T17" style:family="text">
      <style:text-properties fo:color="#00599d"/>
    </style:style>
    <style:style style:name="T18" style:family="text">
      <style:text-properties officeooo:rsid="000ba9fd"/>
    </style:style>
    <style:style style:name="T19" style:family="text">
      <style:text-properties officeooo:rsid="000c9f09"/>
    </style:style>
    <style:style style:name="T20" style:family="text">
      <style:text-properties officeooo:rsid="000d95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MPCT - 2020-1</text:span></text:p>
      <text:p text:style-name="P1"/>
      <text:p text:style-name="P2"><text:span text:style-name="T1">Proposta de Trabalho de Graduação</text:span></text:p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Standard"><text:span text:style-name="T2">Aluno: </text:span></text:p>
            <text:p text:style-name="Standard"><text:span text:style-name="T5">Kelvin Cluxnei</text:span></text:p>
            <text:p text:style-name="P6"><text:bookmark text:name="_GoBack"/>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Standard"><text:span text:style-name="T2">Matrícula:</text:span></text:p>
            <text:p text:style-name="Standard"><text:span text:style-name="T7">0030481811016</text:span></text:p>
          </table:table-cell>
          <table:table-cell table:style-name="Tabela1.A1" office:value-type="string">
            <text:p text:style-name="Standard"><text:span text:style-name="T2">Ano/Semestre de formatura:</text:span></text:p>
            <text:p text:style-name="Standard"><text:span text:style-name="T5">2020-2</text:span></text:p>
            <text:p text:style-name="P10"/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Standard"><text:span text:style-name="T2">Telefone/Celular: <text:s/></text:span></text:p>
            <text:p text:style-name="P8"/>
          </table:table-cell>
          <table:table-cell table:style-name="Tabela1.A1" table:number-rows-spanned="3" office:value-type="string">
            <text:p text:style-name="Standard"><text:span text:style-name="T2">e-mails: </text:span></text:p>
            <text:p text:style-name="Standard"><text:span text:style-name="Internet_20_link"><text:span text:style-name="T3">kelvin@cluxnei.com</text:span></text:span></text:p>
            <text:p text:style-name="Standard"><text:a xlink:type="simple" xlink:href="mailto:kelvin.cluxnei@fatec.sp.gov.br" text:style-name="Internet_20_link" text:visited-style-name="Visited_20_Internet_20_Link"><text:span text:style-name="Internet_20_link"><text:span text:style-name="T3">kelvin.cluxnei@fatec.sp.gov.br</text:span></text:span></text:a></text:p>
            <text:p text:style-name="Standard"><text:a xlink:type="simple" xlink:href="mailto:kelvin.cluxnei@etec.sp.gov.br" text:style-name="Internet_20_link" text:visited-style-name="Visited_20_Internet_20_Link"><text:span text:style-name="Internet_20_link"><text:span text:style-name="T3">kelvin.cluxnei@etec.sp.gov.br</text:span></text:span></text:a></text:p>
            <text:p text:style-name="Standard"><text:a xlink:type="simple" xlink:href="mailto:cluxnei31@gmail.com" text:style-name="Internet_20_link" text:visited-style-name="Visited_20_Internet_20_Link"><text:span text:style-name="Internet_20_link"><text:span text:style-name="T3">cluxnei31@gmail.com</text:span></text:span></text:a></text:p>
            <text:p text:style-name="P6"/>
          </table:table-cell>
        </table:table-row>
        <table:table-row table:style-name="Tabela1.4">
          <table:table-cell table:style-name="Tabela1.A4" table:number-rows-spanned="2" office:value-type="string">
            <text:p text:style-name="Standard"><text:span text:style-name="T8">13 996511446</text:span></text:p>
          </table:table-cell>
          <table:covered-table-cell/>
        </table:table-row>
        <table:table-row table:style-name="Tabela1.5"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Standard"><text:span text:style-name="T3"><text:s/></text:span><text:span text:style-name="T2">Orientador: Renato Jensen</text:span></text:p>
            <text:p text:style-name="P7"/>
          </table:table-cell>
          <table:covered-table-cell/>
        </table:table-row>
        <table:table-row table:style-name="Tabela1.7">
          <table:table-cell table:style-name="Tabela1.A7" table:number-columns-spanned="2" office:value-type="string">
            <text:p text:style-name="Standard"><text:span text:style-name="T3"><text:s/></text:span><text:span text:style-name="T2">Tema:</text:span></text:p>
            <text:h text:style-name="Heading_20_4" text:outline-level="4"><text:bookmark text:name="aplicativo-para-auxiliar-na-comunica%25C"/><text:span text:style-name="T14">Aplicativo para auxiliar na comunicação entre as entidades doadoras e receptoras de alimentos.</text:span></text:h>
            <text:p text:style-name="Standard"><text:span text:style-name="T14">Painel de controle do aplicativo e uma página de divulgação.</text:span></text:p>
            <text:p text:style-name="P9"/>
          </table:table-cell>
          <table:covered-table-cell/>
        </table:table-row>
        <table:table-row table:style-name="Tabela1.8">
          <table:table-cell table:style-name="Tabela1.A8" table:number-columns-spanned="2" office:value-type="string">
            <text:p text:style-name="Standard"><text:span text:style-name="T2">Palavras-Chave:</text:span></text:p>
            <text:p text:style-name="Standard"><text:span text:style-name="T9">Aplicativo, alimentos, doação, web, mobile.</text:span></text:p>
          </table:table-cell>
          <table:covered-table-cell/>
        </table:table-row>
        <table:table-row table:style-name="Tabela1.9">
          <table:table-cell table:style-name="Tabela1.A9" table:number-columns-spanned="2" office:value-type="string">
            <text:p text:style-name="Standard"><text:span text:style-name="T2">Área de Conhecimento: </text:span></text:p>
            <text:p text:style-name="P10"/>
            <text:p text:style-name="Standard"><text:span text:style-name="T5">Desenvolvimento mobile e web</text:span></text:p>
            <text:p text:style-name="Standard"><text:span text:style-name="T5">Ações sociais</text:span></text:p>
            <text:p text:style-name="P7"/>
          </table:table-cell>
          <table:covered-table-cell/>
        </table:table-row>
        <table:table-row table:style-name="Tabela1.8">
          <table:table-cell table:style-name="Tabela1.A10" table:number-columns-spanned="2" office:value-type="string">
            <text:p text:style-name="Standard"><text:span text:style-name="T2">Resumo do Trabalho:</text:span></text:p>
            <text:p text:style-name="P11"/>
            <text:p text:style-name="Standard"><text:span text:style-name="T3">a) O problema a ser abordado</text:span></text:p>
            <text:p text:style-name="Standard"><text:span text:style-name="T9">1,3 bilhão de toneladas são desperdiçadas ou se perdem ao longo das cadeias produtivas de alimentos, ou seja, 30% de toda a comida produzida por ano no mundo.</text:span></text:p>
            <text:p text:style-name="Standard"><text:span text:style-name="T9">Nações Unidas para a Alimentação e a Agricultura (FAO – ONU)</text:span></text:p>
            <text:p text:style-name="P21"><text:span text:style-name="T9">A necessidade da diminuição do desperdício de alimentos bem como a união de potenciais entidades doadoras e receptoras sempre vai existir, atualmente o número de pessoas que passam fome na região de Sorocaba é grande.</text:span></text:p>
            <text:p text:style-name="P22"><text:span text:style-name="T12">O </text:span><text:span text:style-name="T13">grupo</text:span><text:span text:style-name="T12"> Amizadaria Solidária nasceu em 2015 através de um encontro de mães e filhos, o qual se voluntariaram a cozinhar, levar alimento, calor humano e esperança às pessoas em situação de rua na cidade de Sorocaba e região.</text:span></text:p>
            <text:p text:style-name="P22"><text:span text:style-name="T12">O </text:span><text:span text:style-name="T13">trabalho</text:span><text:span text:style-name="T12"> voluntário, sem fins lucrativos e apolíticos, do grupo junto aos carentes, vai desde alimentação, distribuição de roupas e cobertores, abrangendo, entre outras atividades, encaminhamento de pessoas com dependência para tratamento em comunidades terapêuticas e buscando também manter com doações estas comunidades. </text:span></text:p>
            <text:p text:style-name="P17">Assim como o grupo Amizadaria outras iniciativas podem ter o trabalho facilitado e organizado com o uso do <text:soft-page-break/>aplicativo proposto, reconhecendo com facilidade as demandas de necessidades e conhecendo outras instituições com o mesmo Objetivo.</text:p>
            <text:p text:style-name="Standard"><text:span text:style-name="T3">b) Conceitos e Tecnologias envolvidos</text:span></text:p>
            <text:p text:style-name="P14">No lado do servidor (backend) será utilizado o framework Laravel escrito na linguagem PHP, com banco de dados relacional Mysql/MariaDB <text:span text:style-name="T20">bem como o site de apresentação, divulgação e marketing </text:span>.</text:p>
            <text:p text:style-name="P13">No painél de controle (frontend), será utilizado o pacote Laravel/AdminLTE para integração com o backend</text:p>
            <text:p text:style-name="P13">e estruturação, HTML, CSS com preprocessador SCSS, e JS com preprocessador baseado em NODE.JS <text:span text:style-name="T18">arquitetados pelo Laravel Mix (webpack).</text:span></text:p>
            <text:p text:style-name="P13">O aplicativo será desenvolvido utilizando a tecnologia do Facebook: React Native, framework que possibilita a criação de aplicativos tanto pra Android quando para IOS com o mesmo código.</text:p>
            <text:p text:style-name="P15">Se comunicará atravéz de uma API escrita em Laravel.</text:p>
            <text:p text:style-name="P12"><text:span text:style-name="T19">A sistema administrativo irá rodar em um servidor Linux com apache2, Mysql e PHP 7.4.</text:span></text:p>
            <text:p text:style-name="P11"><text:span text:style-name="T9"/></text:p>
            <text:p text:style-name="P18"><text:span text:style-name="T3">c) Situação atual</text:span></text:p>
            <text:p text:style-name="P18"><text:span text:style-name="T9">Atualmente o aplicativo </text:span><text:span text:style-name="T11">web </text:span><text:span text:style-name="T9">Comida Invisível atua na mesma área, porém não na região de Sorocaba, funciona assim: quem quer doar alimentos próprios para o consumo, mas sem valor comercial, cadastra-se n</text:span><text:span text:style-name="T11">a página</text:span><text:span text:style-name="T9"> e informa o que tem, indicando a validade, data e a forma de entrega. Feito isso, a doação aparece como disponível para as entidades interessadas, que distribuem ou preparam comida nas proximidades. Se a doação for aceita, o doador confirma se fará a entrega ou se vai aguardar a retirada.</text:span></text:p>
            <text:p text:style-name="P20"><text:span text:style-name="T9">O diferencial do aplicativo em relação ao Comida Invisível é a facilidade do mundo mobile, estará disponível tando pra Android quando para IOS, e com as portas abertas para uma versão Web, além da região de atuação.</text:span></text:p>
            <text:p text:style-name="P11"/>
            <text:p text:style-name="Standard"><text:span text:style-name="T3">d) Proposta de trabalho e viabilidade</text:span></text:p>
            <text:p text:style-name="P19"><text:span text:style-name="T15">Será desenvolvido um aplicativo totalmente gratuito que é o modelo principal e um painel de controle para monitorar e gerenciar o aplicativo e uma página para divulgação do mesmo, </text:span><text:span text:style-name="T16">que terá como objetivo fazer a ponte do</text:span><text:span text:style-name="T9"> </text:span><text:span text:style-name="T10">c</text:span><text:span text:style-name="T9">ompartilhamento de alimentos para quem precisa, através das entidades doadoras.</text:span></text:p>
            <text:p text:style-name="P16"><text:span text:style-name="T17">Também será desenvolvido uma página para apresentação, divulgação e marketing.</text:span></text:p>
            <text:p text:style-name="Standard"><text:span text:style-name="T15">Será necessário uma hospedagem com servidor Linux para manter API e o painel do sistema.</text:span></text:p>
            <text:p text:style-name="Standard"><text:span text:style-name="T9">A proposta é que o aplicativo rode na região de Sorocaba inicialmente somente entre entidades Jurídicas (Organizações) e não diretamente com as entidades Físicas.</text:span></text:p>
            <text:p text:style-name="P11"/>
            <text:p text:style-name="Standard"><text:span text:style-name="T6">Fluxo de uso:</text:span></text:p>
            <text:p text:style-name="Standard"><text:span text:style-name="T6">Doador</text:span><text:span text:style-name="T9">:</text:span></text:p>
            <text:p text:style-name="Standard"><text:span text:style-name="T9">1. Faz o cadastro no aplicativo.</text:span></text:p>
            <text:p text:style-name="Standard"><text:span text:style-name="T9">2. Informa os dados legais.</text:span></text:p>
            <text:p text:style-name="Standard"><text:span text:style-name="T9">3. Cadastro dos alimentos disponíveis.</text:span></text:p>
            <text:p text:style-name="Standard"><text:span text:style-name="T9">4. Quantitativo de disponibilidade.</text:span></text:p>
            <text:p text:style-name="Standard"><text:span text:style-name="T9">5. Acompanhamento das doações.</text:span></text:p>
            <text:p text:style-name="Standard"><text:span text:style-name="T9">6. Combinam a retirada.</text:span></text:p>
            <text:p text:style-name="Standard"><text:span text:style-name="T6">Receptor</text:span><text:span text:style-name="T9">:</text:span></text:p>
            <text:p text:style-name="Standard"><text:span text:style-name="T9">1. Faz o cadastro no aplicativo</text:span></text:p>
            <text:p text:style-name="Standard"><text:span text:style-name="T9">2. Informa os dados legais</text:span></text:p>
            <text:p text:style-name="Standard"><text:span text:style-name="T9">3. Cadastro das necessidades</text:span></text:p>
            <text:p text:style-name="Standard"><text:span text:style-name="T9">4. Pesquisa por geolocalização ou categoria</text:span></text:p>
            <text:p text:style-name="Standard"><text:span text:style-name="T9">5. Acerto com a parte doadora</text:span></text:p>
            <text:p text:style-name="Standard"><text:span text:style-name="T9">6. Combinam a retirada</text:span></text:p>
            <text:p text:style-name="P11"/>
            <text:p text:style-name="Standard"><text:span text:style-name="T3">e) Resultados esperados</text:span></text:p>
            <text:p text:style-name="Standard"><text:span text:style-name="T9">Com o aplicativo finalizado, é esperado um crescimento da área de atuação das doações, não somente na região de Sorocaba mas também no resto do país.</text:span></text:p>
            <text:p text:style-name="P11"/>
          </table:table-cell>
          <table:covered-table-cell/>
        </table:table-row>
        <table:table-row table:style-name="Tabela1.8">
          <table:table-cell table:style-name="Tabela1.A11" table:number-columns-spanned="2" office:value-type="string">
            <text:p text:style-name="Standard"><text:span text:style-name="T2">Bibliografia Básica</text:span></text:p>
            <text:p text:style-name="P7"/>
            <text:p text:style-name="Standard"><text:span text:style-name="T9">Organização das Nações Unidas para a Alimentação e a Agricultura (FAO) no Brasil (org.). FAO: 30% de toda a comida produzida no mundo vai parar no lixo. Disponível em: https://nacoesunidas.org/fao-30-de-toda-a-comida-produzida-no-mundo-vai-parar-no-lixo/. Acesso em: 14 nov. 2017.</text:span></text:p>
            <text:p text:style-name="P11"><text:soft-page-break/></text:p>
            <text:p text:style-name="Standard"><text:span text:style-name="T9">ISABELLE MOREIRA LIMA (São Paulo). O Estado de S.paulo. Aplicativo combate desperdício de comida por geolocalização. Disponível em: https://paladar.estadao.com.br/noticias/comida,aplicativo-combate-desperdicio-de-comida-por-geolocalizacao,70002101843. Acesso em: 26 nov. 2017.</text:span></text:p>
            <text:p text:style-name="P11"/>
          </table:table-cell>
          <table:covered-table-cell/>
        </table:table-row>
      </table:table>
      <text:h text:style-name="P5" text:outline-level="4"/>
      <text:p text:style-name="Standard"/>
      <text:p text:style-name="Standard"/>
      <text:p text:style-name="Standard">Data de entrega da proposta: ____/______/_______</text:p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P23"/>
            <text:p text:style-name="Standard">Assinatura do alu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, 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 fo:keep-with-next="always"/>
      <style:text-properties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end" style:justify-single-word="false" fo:keep-with-next="always"/>
      <style:text-properties fo:font-size="10pt" fo:font-style="italic" style:font-size-asian="10pt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next-style-name="Standard" style:default-outline-level="" style:class="chapter">
      <style:paragraph-properties fo:margin-top="0.529cm" fo:margin-bottom="0.353cm" loext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.353cm" fo:margin-bottom="0.353cm" loext:contextual-spacing="false"/>
    </style:style>
    <style:style style:name="Quote" style:family="paragraph" style:parent-style-name="Standard" style:nex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f2f2f2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/>
      <style:text-properties fo:font-style="italic" style:font-style-asian="italic"/>
    </style:style>
    <style:style style:name="Footnote" style:family="paragraph" style:parent-style-name="Standard" style:default-outline-level="" style:class="extra">
      <style:paragraph-properties fo:margin-top="0cm" fo:margin-bottom="0.071cm" loext:contextual-spacing="false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01cm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99cm" fo:margin-right="0cm" fo:margin-top="0cm" fo:margin-bottom="0.101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cm" fo:margin-right="0cm" fo:margin-top="0cm" fo:margin-bottom="0.101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499cm" fo:margin-right="0cm" fo:margin-top="0cm" fo:margin-bottom="0.101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2cm" fo:margin-right="0cm" fo:margin-top="0cm" fo:margin-bottom="0.101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499cm" fo:margin-right="0cm" fo:margin-top="0cm" fo:margin-bottom="0.101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3cm" fo:margin-right="0cm" fo:margin-top="0cm" fo:margin-bottom="0.101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3.5cm" fo:margin-right="0cm" fo:margin-top="0cm" fo:margin-bottom="0.101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style:font-name="Arial" fo:font-family="Arial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ítulo_20_5_20_Char" style:display-name="Título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Título_20_7_20_Char" style:display-name="Título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Título_20_8_20_Char" style:display-name="Título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Título_20_9_20_Char" style:display-name="Título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ítulo_20_Char" style:display-name="Título Char" style:family="text" style:parent-style-name="Default_20_Paragraph_20_Font">
      <style:text-properties fo:font-size="24pt" style:font-size-asian="24pt" style:font-size-complex="24pt"/>
    </style:style>
    <style:style style:name="Subtítulo_20_Char" style:display-name="Subtítulo Char" style:family="text" style:parent-style-name="Default_20_Paragraph_20_Font">
      <style:text-properties fo:font-size="12pt" style:font-size-asian="12pt" style:font-size-complex="12pt"/>
    </style:style>
    <style:style style:name="Citação_20_Char" style:display-name="Citação Char" style:family="text">
      <style:text-properties fo:font-style="italic" style:font-style-asian="italic"/>
    </style:style>
    <style:style style:name="Citação_20_Intensa_20_Char" style:display-name="Citação Intensa Char" style:family="text">
      <style:text-properties fo:font-style="italic" style:font-style-asian="italic"/>
    </style:style>
    <style:style style:name="Cabeçalho_20_Char" style:display-name="Cabeçalho Char" style:family="text" style:parent-style-name="Default_20_Paragraph_20_Font"/>
    <style:style style:name="Footer_20_Char" style:display-name="Footer Char" style:family="text" style:parent-style-name="Default_20_Paragraph_20_Font"/>
    <style:style style:name="Texto_20_de_20_nota_20_de_20_rodapé_20_Char" style:display-name="Texto de nota de rodapé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93cm" fo:margin-left="2.29cm" fo:margin-right="2.2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3" text:anchor-type="as-char" svg:width="14.397cm" svg:height="3.267cm" draw:z-index="2"><draw:image xlink:href="Pictures/10000201000009B00000023374ADE3B09E5D0507.png" xlink:type="simple" xlink:show="embed" xlink:actuate="onLoad" loext:mime-type="image/png"/></draw:frame></text:p>
      </style:header>
      <style:header-left>
        <text:p text:style-name="Header"><draw:frame draw:style-name="Mfr1" draw:name="Imagem 2" text:anchor-type="as-char" svg:width="15.981cm" svg:height="1.984cm" draw:z-index="0"><draw:image xlink:href="Pictures/10000000000003AC000000759A202A45470C03FE.jpg" xlink:type="simple" xlink:show="embed" xlink:actuate="onLoad" loext:mime-type="image/jpeg"/><svg:desc>20120201 logo oficio</svg:desc></draw:frame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13:15:00</meta:creation-date>
    <meta:initial-creator>int</meta:initial-creator>
    <dc:language>pt-BR</dc:language>
    <dc:date>2020-05-07T18:38:56.653661961</dc:date>
    <meta:editing-cycles>35</meta:editing-cycles>
    <dc:title>Via da secretaria</dc:title>
    <meta:editing-duration>PT1H26M19S</meta:editing-duration>
    <meta:generator>LibreOffice/6.4.2.2$Linux_X86_64 LibreOffice_project/40$Build-2</meta:generator>
    <meta:document-statistic meta:table-count="2" meta:image-count="2" meta:object-count="0" meta:page-count="3" meta:paragraph-count="71" meta:word-count="775" meta:character-count="5227" meta:non-whitespace-character-count="4512"/>
    <meta:user-defined meta:name="AppVersion">14.0000</meta:user-defined>
    <meta:user-defined meta:name="Company">FATE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